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Standaard" style:family="paragraph">
      <style:paragraph-properties fo:margin-bottom="0in"/>
    </style:style>
    <style:style style:name="P3" style:parent-style-name="Standaard" style:family="paragraph">
      <style:paragraph-properties fo:margin-bottom="0in"/>
    </style:style>
    <style:style style:name="P4" style:parent-style-name="Standaard" style:family="paragraph">
      <style:paragraph-properties fo:margin-bottom="0in"/>
    </style:style>
    <style:style style:name="P5" style:parent-style-name="Lijstalinea" style:list-style-name="LFO1" style:family="paragraph">
      <style:paragraph-properties fo:margin-bottom="0in"/>
    </style:style>
    <style:style style:name="P6" style:parent-style-name="Lijstalinea" style:list-style-name="LFO1" style:family="paragraph">
      <style:paragraph-properties fo:margin-bottom="0in"/>
    </style:style>
    <style:style style:name="P7" style:parent-style-name="Lijstalinea" style:list-style-name="LFO1" style:family="paragraph">
      <style:paragraph-properties fo:margin-bottom="0in"/>
    </style:style>
    <style:style style:name="P8" style:parent-style-name="Lijstalinea" style:list-style-name="LFO1" style:family="paragraph">
      <style:paragraph-properties fo:margin-bottom="0in"/>
    </style:style>
    <style:style style:name="P9" style:parent-style-name="Lijstalinea" style:list-style-name="LFO1" style:family="paragraph">
      <style:paragraph-properties fo:margin-bottom="0in"/>
    </style:style>
    <style:style style:name="P10" style:parent-style-name="Lijstalinea" style:list-style-name="LFO1" style:family="paragraph">
      <style:paragraph-properties fo:margin-bottom="0in"/>
    </style:style>
    <style:style style:name="P11" style:parent-style-name="Lijstalinea" style:list-style-name="LFO1" style:family="paragraph">
      <style:paragraph-properties fo:margin-bottom="0in"/>
    </style:style>
  </office:automatic-styles>
  <office:body>
    <office:text text:use-soft-page-breaks="true">
      <text:p text:style-name="P1">Installatie procedure</text:p>
      <text:p text:style-name="Standaard">Voor het gebruik van dit forum op een eigen server is een kort installatie<text:s/>proces<text:s/>van<text:s/>toepassing, hieronder staat<text:s/>aangegeven<text:s/>welke stappen nodig zijn en een uitleg daarbij.</text:p>
      <text:p text:style-name="P2">Voor het<text:s/>uitvoeren van deze website moet de server voorzien zijn van standaard LAMP software.</text:p>
      <text:p text:style-name="P3"/>
      <text:p text:style-name="P4">Installatieprocedure:</text:p>
      <text:list text:style-name="LFO1" text:continue-numbering="true">
        <text:list-item>
          <text:p text:style-name="P5">Creëer<text:s/>een map public_html, in deze map zullen alle bestanden voor de site komen te staan.</text:p>
        </text:list-item>
        <text:list-item>
          <text:p text:style-name="P6">Pak codes.zip uit en kopieer de bestanden uit de map codes naar de map public_html, dit zijn alle<text:s/>pagina’s<text:s/>en php code voor de site.</text:p>
        </text:list-item>
        <text:list-item>
          <text:p text:style-name="P7">Kopieer de map images naar public_html, hierin staan de alle plaatjes die op de site gebruikt worden.</text:p>
        </text:list-item>
        <text:list-item>
          <text:p text:style-name="P8">Kopieer de map avatars naar public_html, de rechten voor deze map moeten<text:s/>rwxr-xr-x<text:s text:c="2"/>zijn.<text:s/>In deze map<text:s/>staat het bestand avatars.png, dit is het standaard plaatje dat als avatar wordt gebruikt, verder zal deze map zich vullen met de avatars<text:s/>die gebruikers voor zichzelf uploaden</text:p>
        </text:list-item>
        <text:list-item>
          <text:p text:style-name="P9">Ga naar het bestand db_con.php, dit bestand zet een connectie op met de database, verander de 2 parameter van de PDO functie naar uw databasenaam, de derde parameter naar uw database gebruikersnaam en de vierde parameter naar uw database wachtwoord</text:p>
        </text:list-item>
        <text:list-item>
          <text:p text:style-name="P10">Ga naar de database waarvoor u hierboven de gegevens heeft genoteerd en importeer webdb13KIC1.sql. nu staan de tabellen voor de site in uw database</text:p>
        </text:list-item>
        <text:list-item>
          <text:p text:style-name="P11">De site is nu volledig geïnstalleerd en werkzaam, als u gebruikers een administrator status wilt geven zet dan in de kolom account_type de waarde van ‘usr’ naar ‘adm’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yllian</meta:initial-creator>
    <dc:creator>Kyllian</dc:creator>
    <meta:creation-date>2013-02-01T15:31:00Z</meta:creation-date>
    <dc:date>2013-02-01T16:30:00Z</dc:date>
    <meta:template xlink:href="Normal.dotm" xlink:type="simple"/>
    <meta:editing-cycles>2</meta:editing-cycles>
    <meta:editing-duration>PT3540S</meta:editing-duration>
    <meta:document-statistic meta:page-count="1" meta:paragraph-count="2" meta:word-count="227" meta:character-count="1479" meta:row-count="10" meta:non-whitespace-character-count="1254"/>
  </office:meta>
</office:document-meta>
</file>